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83cm" fo:min-width="0cm" fo:padding-top="0.098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le1-title">
      <style:graphic-properties fo:min-height="3.501cm"/>
    </style:style>
    <style:style style:name="pr5" style:family="presentation" style:parent-style-name="Title1-outline1">
      <style:graphic-properties fo:min-height="11.925cm"/>
    </style:style>
    <style:style style:name="pr6" style:family="presentation" style:parent-style-name="Title1-notes">
      <style:graphic-properties draw:fill-color="#ffffff" fo:min-height="13.361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  <style:text-properties style:font-name="Verdana1"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style:writing-mode="lr-tb" style:font-independent-line-spacing="true"/>
      <style:text-properties style:font-name="Verdana1" fo:font-size="36pt" style:font-size-asian="36pt" style:font-size-complex="36pt"/>
    </style:style>
    <style:style style:name="P5" style:family="paragraph">
      <style:paragraph-properties style:writing-mode="lr-tb" style:font-independent-line-spacing="true"/>
    </style:style>
    <style:style style:name="T1" style:family="text">
      <style:text-properties style:font-name="Verdana1" fo:language="en" fo:country="AU"/>
    </style:style>
    <style:style style:name="T2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Shepherd of my soul</text:span></text:p>
              </text:list-header>
            </text:list>
          </draw:text-box>
        </draw:frame>
        <draw:frame presentation:style-name="pr2" draw:text-style-name="P4" draw:layer="layout" svg:width="28.002cm" svg:height="12.18cm" svg:x="0cm" svg:y="5.199cm" presentation:class="outline" presentation:user-transformed="true">
          <draw:text-box>
            <text:p text:style-name="P3"><text:span text:style-name="T2">Shepherd of my soul </text:span></text:p>
            <text:p text:style-name="P3"><text:span text:style-name="T2">I give you full control,</text:span></text:p>
            <text:p text:style-name="P3"><text:span text:style-name="T2">Wherever You may lead I will follow.</text:span></text:p>
            <text:p text:style-name="P3"><text:span text:style-name="T2">I have made the choice </text:span></text:p>
            <text:p text:style-name="P3"><text:span text:style-name="T2">To listen for Your voice,</text:span></text:p>
            <text:p text:style-name="P3"><text:span text:style-name="T2">Wherever You may lead I will go.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text-style-name="P5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3.501cm" svg:x="1.397cm" svg:y="0.837cm" presentation:class="title" presentation:placeholder="true">
          <draw:text-box/>
        </draw:frame>
        <draw:frame presentation:style-name="pr5" draw:text-style-name="P3" draw:layer="layout" svg:width="27.997cm" svg:height="12.175cm" svg:x="-0.001cm" svg:y="5.198cm" presentation:class="outline">
          <draw:text-box>
            <text:p text:style-name="P3"><text:span text:style-name="T2">Be it in a quiet pasture </text:span></text:p>
            <text:p text:style-name="P3"><text:span text:style-name="T2">Or by a gentle stream,</text:span></text:p>
            <text:p text:style-name="P3"><text:span text:style-name="T2">The Shepherd of my soul is by my sid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2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3.501cm" svg:x="1.397cm" svg:y="0.837cm" presentation:class="title" presentation:placeholder="true">
          <draw:text-box/>
        </draw:frame>
        <draw:frame presentation:style-name="pr5" draw:layer="layout" svg:width="27.997cm" svg:height="12.175cm" svg:x="-0.001cm" svg:y="5.198cm" presentation:class="outline">
          <draw:text-box>
            <text:p text:style-name="P3"><text:span text:style-name="T2">Should I face a mighty mountain </text:span></text:p>
            <text:p text:style-name="P3"><text:span text:style-name="T2">Or a valley dark and deep,</text:span></text:p>
            <text:p text:style-name="P3"><text:span text:style-name="T2">The Shepherd of my soul will be my guid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3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3.501cm" svg:x="1.397cm" svg:y="0.837cm" presentation:class="title" presentation:placeholder="true">
          <draw:text-box/>
        </draw:frame>
        <draw:frame presentation:style-name="pr5" draw:layer="layout" svg:width="27.997cm" svg:height="12.175cm" svg:x="-0.001cm" svg:y="5.198cm" presentation:class="outline">
          <draw:text-box>
            <text:list text:style-name="L2">
              <text:list-item>
                <text:p>Shepherd of my soul</text:p>
              </text:list-item>
              <text:list-item>
                <text:p>You have made me whold</text:p>
              </text:list-item>
              <text:list-item>
                <text:p>Where'er I hear you call</text:p>
              </text:list-item>
              <text:list-item>
                <text:p>How my tears f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4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3.501cm" svg:x="1.397cm" svg:y="0.837cm" presentation:class="title" presentation:placeholder="true">
          <draw:text-box/>
        </draw:frame>
        <draw:frame presentation:style-name="pr5" draw:layer="layout" svg:width="27.997cm" svg:height="12.175cm" svg:x="-0.001cm" svg:y="5.198cm" presentation:class="outline">
          <draw:text-box>
            <text:list text:style-name="L2">
              <text:list-item>
                <text:p>How I feel your love</text:p>
              </text:list-item>
              <text:list-item>
                <text:p>How I want to serve</text:p>
              </text:list-item>
              <text:list-item>
                <text:p>I gladly give my heart</text:p>
              </text:list-item>
              <text:list-item>
                <text:p>To you O Lo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5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3.501cm" svg:x="1.397cm" svg:y="0.837cm" presentation:class="title" presentation:placeholder="true">
          <draw:text-box/>
        </draw:frame>
        <draw:frame presentation:style-name="pr5" draw:layer="layout" svg:width="27.997cm" svg:height="12.175cm" svg:x="-0.001cm" svg:y="5.198cm" presentation:class="outline">
          <draw:text-box>
            <text:list text:style-name="L2">
              <text:list-item>
                <text:p>Be it in the flowing river</text:p>
              </text:list-item>
              <text:list-item>
                <text:p>Or in the quiet night</text:p>
              </text:list-item>
              <text:list-item>
                <text:p>The shepherd of my soul is by my s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6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4" draw:layer="layout" svg:width="25.193cm" svg:height="3.501cm" svg:x="1.397cm" svg:y="0.837cm" presentation:class="title" presentation:placeholder="true">
          <draw:text-box/>
        </draw:frame>
        <draw:frame presentation:style-name="pr5" draw:layer="layout" svg:width="27.997cm" svg:height="12.175cm" svg:x="-0.001cm" svg:y="5.198cm" presentation:class="outline">
          <draw:text-box>
            <text:list text:style-name="L2">
              <text:list-item>
                <text:p>Should I face the stormy weather</text:p>
              </text:list-item>
              <text:list-item>
                <text:p>Or the dangers of this world</text:p>
              </text:list-item>
              <text:list-item>
                <text:p>The shepherd of my soul will be my gu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3cm" svg:height="11.13cm" svg:x="3.073cm" svg:y="2.258cm" draw:page-number="7" presentation:class="page"/>
          <draw:frame presentation:style-name="pr6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9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cm" fo:margin-bottom="0.502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DejaVu Sans1" style:font-family-asian="'DejaVu Sans'" style:font-pitch-asian="variable" style:font-size-asian="40pt" style:font-style-asian="normal" style:font-weight-asian="normal" style:font-name-complex="DejaVu Sans1" style:font-family-complex="'DejaVu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cm" fo:margin-right="0cm" fo:margin-top="0cm" fo:margin-bottom="0.401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cm" fo:margin-right="0cm" fo:margin-top="0cm" fo:margin-bottom="0.202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1" style:font-family-asian="'DejaVu Sans'" style:font-pitch-asian="variable" style:font-size-asian="44pt" style:font-style-asian="normal" style:font-weight-asian="bold" style:font-name-complex="DejaVu Sans1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AU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193cm" svg:height="3.501cm" svg:x="1.397cm" svg:y="0.837cm" presentation:class="title" presentation:placeholder="true">
        <draw:text-box/>
      </draw:frame>
      <draw:frame presentation:style-name="Title1-outline1" draw:layer="backgroundobjects" svg:width="27.997cm" svg:height="12.175cm" svg:x="-0.001cm" svg:y="5.198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7" draw:text-style-name="MP5" draw:layer="backgroundobjects" svg:width="9.106cm" svg:height="1.482cm" svg:x="0cm" svg:y="0cm" presentation:class="header">
          <draw:text-box>
            <text:list text:style-name="ML5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8" draw:text-style-name="MP7" draw:layer="backgroundobjects" svg:width="9.106cm" svg:height="1.482cm" svg:x="11.889cm" svg:y="0cm" presentation:class="date-time">
          <draw:text-box>
            <text:list text:style-name="ML5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9" draw:text-style-name="MP5" draw:layer="backgroundobjects" svg:width="9.106cm" svg:height="1.482cm" svg:x="0cm" svg:y="28.213cm" presentation:class="footer">
          <draw:text-box>
            <text:list text:style-name="ML5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0" draw:text-style-name="MP7" draw:layer="backgroundobjects" svg:width="9.106cm" svg:height="1.482cm" svg:x="11.889cm" svg:y="28.213cm" presentation:class="page-number">
          <draw:text-box>
            <text:list text:style-name="ML5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9-20T13:17:59.284699368</dc:date>
    <dc:creator>irvy </dc:creator>
    <meta:editing-duration>PT1H53M49S</meta:editing-duration>
    <meta:editing-cycles>29</meta:editing-cycles>
    <meta:generator>LibreOffice/4.2.6.3$Linux_X86_64 LibreOffice_project/420m0$Build-3</meta:generator>
    <meta:document-statistic meta:object-count="63"/>
  </office:meta>
</office:document-meta>
</file>